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00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2pt" style:font-size-asian="12pt" style:font-size-complex="12pt"/>
    </style:style>
    <style:style style:name="ce6" style:family="table-cell" style:parent-style-name="Default" style:data-style-name="N0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1 Hilo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3" table:number-rows-spanned="1">
            <text:p>Speed Up</text:p>
          </table:table-cell>
          <table:covered-table-cell table:number-columns-repeated="2"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1</text:p>
          </table:table-cell>
          <table:covered-table-cell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Local</text:p>
          </table:table-cell>
          <table:covered-table-cell table:number-columns-repeated="2" table:style-name="ce2"/>
          <table:table-cell table:number-columns-repeated="2"/>
          <table:table-cell table:style-name="ce2" office:value-type="string" calcext:value-type="string">
            <text:p>Tarea 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Tarea 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08" calcext:value-type="float">
            <text:p>0.06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32" calcext:value-type="float">
            <text:p>0.04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86" calcext:value-type="float">
            <text:p>0.038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3" office:value-type="float" office:value="0.036038181" calcext:value-type="float">
            <text:p>0.036038181</text:p>
          </table:table-cell>
          <table:table-cell table:style-name="ce6" office:value-type="float" office:value="0.036945317" calcext:value-type="float">
            <text:p>0.036945317</text:p>
          </table:table-cell>
          <table:table-cell table:style-name="ce6" office:value-type="float" office:value="0.049056329" calcext:value-type="float">
            <text:p>0.049056329</text:p>
          </table:table-cell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.3017" calcext:value-type="float">
            <text:p>1.301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office:value-type="string" calcext:value-type="string">
            <text:p>Tarea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964" calcext:value-type="float">
            <text:p>0.09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3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0.591868872" calcext:value-type="float">
            <text:p>0.591868872</text:p>
          </table:table-cell>
          <table:table-cell table:style-name="ce2" office:value-type="float" office:value="0.654285576" calcext:value-type="float">
            <text:p>0.654285576</text:p>
          </table:table-cell>
          <table:table-cell table:style-name="ce2" office:value-type="float" office:value="0.699903134" calcext:value-type="float">
            <text:p>0.69990313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0.833007451" calcext:value-type="float">
            <text:p>0.833007451</text:p>
          </table:table-cell>
          <table:table-cell table:style-name="ce2" office:value-type="float" office:value="0.83596275" calcext:value-type="float">
            <text:p>0.83596275</text:p>
          </table:table-cell>
          <table:table-cell table:style-name="ce2" office:value-type="float" office:value="0.898408411" calcext:value-type="float">
            <text:p>0.8984084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0.933319749" calcext:value-type="float">
            <text:p>0.933319749</text:p>
          </table:table-cell>
          <table:table-cell table:style-name="ce2" office:value-type="float" office:value="0.96232713" calcext:value-type="float">
            <text:p>0.96232713</text:p>
          </table:table-cell>
          <table:table-cell table:style-name="ce2" office:value-type="float" office:value="0.981384316" calcext:value-type="float">
            <text:p>0.9813843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Local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073831131" calcext:value-type="float">
            <text:p>0.073831131</text:p>
          </table:table-cell>
          <table:table-cell table:style-name="ce2" office:value-type="float" office:value="0.073750552" calcext:value-type="float">
            <text:p>0.073750552</text:p>
          </table:table-cell>
          <table:table-cell table:style-name="ce4" office:value-type="float" office:value="0.02768386" calcext:value-type="float">
            <text:p>0.0276838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Local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490767077" calcext:value-type="float">
            <text:p>0.490767077</text:p>
          </table:table-cell>
          <table:table-cell table:style-name="ce4" office:value-type="float" office:value="0.373766286" calcext:value-type="float">
            <text:p>0.373766286</text:p>
          </table:table-cell>
          <table:table-cell table:style-name="ce2" office:value-type="float" office:value="0.450466348" calcext:value-type="float">
            <text:p>0.450466348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Hil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2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3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ed Up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/>
          <table:table-cell table:style-name="ce2"/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are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area 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3" calcext:value-type="float">
            <text:p>0.053</text:p>
          </table:table-cell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32" calcext:value-type="float">
            <text:p>0.0332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754694536" calcext:value-type="float">
            <text:p>0.754694536</text:p>
          </table:table-cell>
          <table:table-cell office:value-type="float" office:value="0.719986608" calcext:value-type="float">
            <text:p>0.719986608</text:p>
          </table:table-cell>
          <table:table-cell table:style-name="ce4" office:value-type="float" office:value="0.678755887" calcext:value-type="float">
            <text:p>0.678755887</text:p>
          </table:table-cell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02" calcext:value-type="float">
            <text:p>0.0302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003" calcext:value-type="float">
            <text:p>0.05003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2782" calcext:value-type="float">
            <text:p>0.02782</text:p>
          </table:table-cell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1.101878426" calcext:value-type="float">
            <text:p>1.101878426</text:p>
          </table:table-cell>
          <table:table-cell office:value-type="float" office:value="1.137918595" calcext:value-type="float">
            <text:p>1.137918595</text:p>
          </table:table-cell>
          <table:table-cell table:style-name="ce4" office:value-type="float" office:value="1.082333539" calcext:value-type="float">
            <text:p>1.082333539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1.22080134" calcext:value-type="float">
            <text:p>1.22080134</text:p>
          </table:table-cell>
          <table:table-cell table:style-name="ce4" office:value-type="float" office:value="1.190325232" calcext:value-type="float">
            <text:p>1.190325232</text:p>
          </table:table-cell>
          <table:table-cell office:value-type="float" office:value="1.26768982" calcext:value-type="float">
            <text:p>1.26768982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872052284" calcext:value-type="float">
            <text:p>0.872052284</text:p>
          </table:table-cell>
          <table:table-cell table:style-name="ce4" office:value-type="float" office:value="0.720267571" calcext:value-type="float">
            <text:p>0.720267571</text:p>
          </table:table-cell>
          <table:table-cell office:value-type="float" office:value="0.959036065" calcext:value-type="float">
            <text:p>0.959036065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1.295232566" calcext:value-type="float">
            <text:p>1.295232566</text:p>
          </table:table-cell>
          <table:table-cell office:value-type="float" office:value="1.331554852" calcext:value-type="float">
            <text:p>1.331554852</text:p>
          </table:table-cell>
          <table:table-cell office:value-type="float" office:value="1.316485275" calcext:value-type="float">
            <text:p>1.316485275</text:p>
          </table:table-cell>
          <table:table-cell table:number-columns-repeated="4"/>
        </table:table-row>
      </table:table>
      <table:table table:name="6 Hilo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2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3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Speed Up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Tare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21" calcext:value-type="float">
            <text:p>0.0621</text:p>
          </table:table-cell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Tarea 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52" calcext:value-type="float">
            <text:p>0.0352</text:p>
          </table:table-cell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52" calcext:value-type="float">
            <text:p>0.0352</text:p>
          </table:table-cell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0.580205509" calcext:value-type="float">
            <text:p>0.580205509</text:p>
          </table:table-cell>
          <table:table-cell office:value-type="float" office:value="0.602830667" calcext:value-type="float">
            <text:p>0.602830667</text:p>
          </table:table-cell>
          <table:table-cell office:value-type="float" office:value="0.650527304" calcext:value-type="float">
            <text:p>0.650527304</text:p>
          </table:table-cell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2958" calcext:value-type="float">
            <text:p>0.02958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22" calcext:value-type="float">
            <text:p>0.02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Tarea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223" calcext:value-type="float">
            <text:p>0.01223</text:p>
          </table:table-cell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1.057658391" calcext:value-type="float">
            <text:p>1.057658391</text:p>
          </table:table-cell>
          <table:table-cell office:value-type="float" office:value="1.137650577" calcext:value-type="float">
            <text:p>1.137650577</text:p>
          </table:table-cell>
          <table:table-cell table:style-name="ce4" office:value-type="float" office:value="1.020994215" calcext:value-type="float">
            <text:p>1.020994215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Cluster Kab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1.223284079" calcext:value-type="float">
            <text:p>1.223284079</text:p>
          </table:table-cell>
          <table:table-cell table:style-name="ce4" office:value-type="float" office:value="1.218224706" calcext:value-type="float">
            <text:p>1.218224706</text:p>
          </table:table-cell>
          <table:table-cell office:value-type="float" office:value="1.258547956" calcext:value-type="float">
            <text:p>1.258547956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1.634638705" calcext:value-type="float">
            <text:p>1.634638705</text:p>
          </table:table-cell>
          <table:table-cell office:value-type="float" office:value="1.805867281" calcext:value-type="float">
            <text:p>1.805867281</text:p>
          </table:table-cell>
          <table:table-cell office:value-type="float" office:value="1.894935547" calcext:value-type="float">
            <text:p>1.894935547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office:value-type="string" calcext:value-type="string" table:number-columns-spanned="3" table:number-rows-spanned="1">
            <text:p>Tarea 0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3.03547975" calcext:value-type="float">
            <text:p>3.03547975</text:p>
          </table:table-cell>
          <table:table-cell table:style-name="ce4" office:value-type="float" office:value="2.944425702" calcext:value-type="float">
            <text:p>2.944425702</text:p>
          </table:table-cell>
          <table:table-cell office:value-type="float" office:value="2.854469412" calcext:value-type="float">
            <text:p>2.854469412</text:p>
          </table:table-cell>
          <table:table-cell table:number-columns-repeated="5"/>
        </table:table-row>
      </table:table>
      <table:table table:name="9 Hilos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3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Speed Up</text:p>
          </table:table-cell>
          <table:covered-table-cell table:number-columns-repeated="2" table:style-name="ce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/>
          <table:table-cell table:style-name="ce2"/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Speed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area 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No Aplic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area 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81" calcext:value-type="float">
            <text:p>0.068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4" calcext:value-type="float">
            <text:p>0.0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562040215" calcext:value-type="float">
            <text:p>0.562040215</text:p>
          </table:table-cell>
          <table:table-cell table:style-name="ce2" office:value-type="float" office:value="0.533537824" calcext:value-type="float">
            <text:p>0.533537824</text:p>
          </table:table-cell>
          <table:table-cell table:style-name="ce4" office:value-type="float" office:value="0.529179147" calcext:value-type="float">
            <text:p>0.529179147</text:p>
          </table:table-cell>
          <table:table-cell/>
          <table:table-cell table:style-name="ce2" office:value-type="string" calcext:value-type="string">
            <text:p>Tarea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17" calcext:value-type="float">
            <text:p>0.031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Tarea 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176" calcext:value-type="float">
            <text:p>0.0317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Tarea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958" calcext:value-type="float">
            <text:p>0.295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1.165214903" calcext:value-type="float">
            <text:p>1.165214903</text:p>
          </table:table-cell>
          <table:table-cell table:style-name="ce2" office:value-type="float" office:value="1.078653444" calcext:value-type="float">
            <text:p>1.078653444</text:p>
          </table:table-cell>
          <table:table-cell table:style-name="ce4" office:value-type="float" office:value="1.057318726" calcext:value-type="float">
            <text:p>1.05731872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Cluster Kabre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4" office:value-type="float" office:value="1.134426378" calcext:value-type="float">
            <text:p>1.134426378</text:p>
          </table:table-cell>
          <table:table-cell table:style-name="ce2" office:value-type="float" office:value="1.193498131" calcext:value-type="float">
            <text:p>1.193498131</text:p>
          </table:table-cell>
          <table:table-cell table:style-name="ce2" office:value-type="float" office:value="1.254236305" calcext:value-type="float">
            <text:p>1.25423630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Local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076241855" calcext:value-type="float">
            <text:p>0.076241855</text:p>
          </table:table-cell>
          <table:table-cell table:style-name="ce4" office:value-type="float" office:value="0.071671678" calcext:value-type="float">
            <text:p>0.071671678</text:p>
          </table:table-cell>
          <table:table-cell table:style-name="ce2" office:value-type="float" office:value="0.083457141" calcext:value-type="float">
            <text:p>0.08345714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ea</text:p>
          </table:table-cell>
          <table:table-cell table:style-name="ce2" office:value-type="string" calcext:value-type="string" table:number-columns-spanned="3" table:number-rows-spanned="1">
            <text:p>Tarea 04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mbiente</text:p>
          </table:table-cell>
          <table:table-cell table:style-name="ce2" office:value-type="string" calcext:value-type="string" table:number-columns-spanned="3" table:number-rows-spanned="1">
            <text:p>Local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dos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5" office:value-type="float" office:value="0.268092504" calcext:value-type="float">
            <text:p>0.268092504</text:p>
          </table:table-cell>
          <table:table-cell table:style-name="ce2" office:value-type="float" office:value="0.510480262" calcext:value-type="float">
            <text:p>0.510480262</text:p>
          </table:table-cell>
          <table:table-cell table:style-name="ce4" office:value-type="float" office:value="0.121797913" calcext:value-type="float">
            <text:p>0.121797913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4:50:43.894653879</meta:creation-date>
    <dc:date>2022-07-26T19:29:57.575367001</dc:date>
    <meta:editing-duration>PT27M13S</meta:editing-duration>
    <meta:editing-cycles>4</meta:editing-cycles>
    <meta:generator>LibreOffice/7.3.5.2$Linux_X86_64 LibreOffice_project/392c644e8a6d1ea0765aa2d613a91bcef808d6ea</meta:generator>
    <meta:document-statistic meta:table-count="4" meta:cell-count="504" meta:object-count="0"/>
  </office:meta>
</office:document-meta>
</file>